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367cm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28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02cm" fo:min-width="0cm"/>
    </style:style>
    <style:style style:name="gr5" style:family="graphic" style:parent-style-name="standard">
      <style:graphic-properties draw:stroke="none" svg:stroke-color="#000000" draw:fill="none" draw:fill-color="#f5deb3" fo:min-height="1.111cm"/>
    </style:style>
    <style:style style:name="gr6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7" style:family="graphic" style:parent-style-name="standard">
      <style:graphic-properties draw:fill-color="#f5deb3" draw:textarea-horizontal-align="justify" draw:textarea-vertical-align="middle" draw:auto-grow-height="false" fo:min-height="1.02cm" fo:min-width="0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P1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eeeee"/>
      <style:paragraph-properties fo:text-align="center"/>
      <style:text-properties fo:font-size="14pt"/>
    </style:style>
    <style:style style:name="P6" style:family="paragraph">
      <loext:graphic-properties draw:fill="none" draw:fill-color="#f5deb3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-color="#f5deb3"/>
      <style:paragraph-properties fo:text-align="center"/>
      <style:text-properties fo:font-size="14pt"/>
    </style:style>
    <style:style style:name="T1" style:family="text">
      <style:text-properties fo:font-size="24pt" fo:font-style="normal" style:font-size-asian="18pt" style:font-style-asian="normal" style:font-size-complex="1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background-color="transparent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2.617cm" svg:x="3.541cm" svg:y="2.27cm">
          <draw:text-box>
            <text:p><text:span text:style-name="T1">HeyMac (Layer 2) Timing</text:span><text:span text:style-name="T1"><text:line-break/></text:span><text:span text:style-name="T2">draft 1.0</text:span><text:span text:style-name="T2"><text:tab/></text:span><text:span text:style-name="T2"><text:tab/></text:span><text:span text:style-name="T2">2017/11/29</text:span><text:span text:style-name="T2"><text:line-break/></text:span><text:span text:style-name="T2">Dean Hall dean.kc4ksu@gmail.com</text:span></text:p>
          </draw:text-box>
        </draw:frame>
        <draw:g>
          <draw:measure draw:style-name="gr2" draw:text-style-name="P3" draw:layer="measurelines" svg:x1="4.81cm" svg:y1="10.509cm" svg:x2="14.97cm" svg:y2="10.509cm">
            <text:p text:style-name="P2">Sframe duration</text:p>
          </draw:measure>
          <draw:measure draw:style-name="gr2" draw:text-style-name="P3" draw:layer="measurelines" svg:x1="4.81cm" svg:y1="8.477cm" svg:x2="5.064cm" svg:y2="8.477cm">
            <text:p text:style-name="P2">Tslot</text:p>
          </draw:measure>
          <draw:measure draw:style-name="gr2" draw:text-style-name="P3" draw:layer="measurelines" svg:x1="4.81cm" svg:y1="9.493cm" svg:x2="7.35cm" svg:y2="9.493cm">
            <text:p text:style-name="P2">Bcn interval</text:p>
          </draw:measure>
        </draw:g>
        <draw:frame draw:style-name="gr3" draw:text-style-name="P4" draw:layer="layout" svg:width="10.16cm" svg:height="11.331cm" svg:x="4.81cm" svg:y="10.652cm">
          <draw:text-box>
            <text:p>Bcn interval := 1s</text:p>
            <text:p>Tslot := 1s / 2<text:span text:style-name="T3">Level</text:span></text:p>
            <text:p><text:span text:style-name="T4">Sframe duration := Tslot * 2</text:span><text:span text:style-name="T3">Order</text:span></text:p>
            <text:p><text:span text:style-name="T3"/></text:p>
            <text:p><text:span text:style-name="T5">Tslot &gt;= { timeof( 256B payload xfer ) +</text:span></text:p>
            <text:p><text:span text:style-name="T5"><text:tab/></text:span><text:span text:style-name="T5">TX-RX turnaround +</text:span></text:p>
            <text:p><text:span text:style-name="T5"><text:tab/></text:span><text:span text:style-name="T5">timeof( CRC over 256B ) +</text:span></text:p>
            <text:p><text:span text:style-name="T5"><text:tab/></text:span><text:span text:style-name="T5">timeof( ACK ) +</text:span></text:p>
            <text:p><text:span text:style-name="T5"><text:tab/></text:span><text:span text:style-name="T5">margin }</text:span></text:p>
            <text:p><text:span text:style-name="T5"/></text:p>
            <text:p><text:span text:style-name="T5">mode0 initial values:</text:span></text:p>
            <text:p><text:span text:style-name="T5"><text:tab/></text:span><text:span text:style-name="T5">ExplicitHeader=T</text:span></text:p>
            <text:p><text:span text:style-name="T5"><text:tab/></text:span><text:span text:style-name="T5">SpreadFactor=7</text:span></text:p>
            <text:p><text:span text:style-name="T5"><text:tab/></text:span><text:span text:style-name="T5">Bandwidth=250KHz</text:span></text:p>
            <text:p><text:span text:style-name="T5"><text:tab/></text:span><text:span text:style-name="T5">CodingRate=4/6</text:span></text:p>
            <text:p><text:span text:style-name="T5"><text:tab/></text:span><text:span text:style-name="T5">Preamble=6+4.25</text:span></text:p>
            <text:p><text:span text:style-name="T5"><text:tab/></text:span><text:span text:style-name="T5">CRC=T</text:span></text:p>
            <text:p><text:span text:style-name="T5"/></text:p>
            <text:p><text:span text:style-name="T5"><text:tab/></text:span><text:span text:style-name="T5">Level=2 → Tslot = 250ms</text:span></text:p>
            <text:p><text:span text:style-name="T5"><text:tab/></text:span><text:span text:style-name="T5">Order=6 → 64 Tslots per Sframe</text:span></text:p>
          </draw:text-box>
        </draw:frame>
        <draw:g>
          <draw:custom-shape draw:style-name="gr4" draw:text-style-name="P5" draw:layer="layout" svg:width="0.253cm" svg:height="1.27cm" svg:x="4.811cm" svg:y="6.08cm">
            <text:p text:style-name="P3"><text:span text:style-name="T6">B0</text:span></text:p>
            <draw:enhanced-geometry svg:viewBox="0 0 21600 21600" draw:type="rectangle" draw:enhanced-path="M 0 0 L 21600 0 21600 21600 0 21600 0 0 Z N"/>
          </draw:custom-shape>
          <draw:frame draw:style-name="gr5" draw:text-style-name="P6" draw:layer="layout" svg:width="2.413cm" svg:height="1.361cm" svg:x="2.271cm" svg:y="6.129cm">
            <draw:text-box>
              <text:p><text:span text:style-name="T7">Sframe</text:span></text:p>
            </draw:text-box>
          </draw:frame>
          <draw:custom-shape draw:style-name="gr6" draw:text-style-name="P8" draw:layer="layout" svg:width="1.778cm" svg:height="1.27cm" svg:x="5.572cm" svg:y="6.08cm">
            <text:p text:style-name="P7">...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253cm" svg:height="1.27cm" svg:x="5.064cm" svg:y="6.08cm">
            <text:p text:style-name="P7">1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253cm" svg:height="1.27cm" svg:x="5.319cm" svg:y="6.08cm">
            <text:p text:style-name="P7">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3cm" svg:height="1.27cm" svg:x="7.351cm" svg:y="6.08cm">
            <text:p text:style-name="P3"><text:span text:style-name="T6">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1.778cm" svg:height="1.27cm" svg:x="8.112cm" svg:y="6.08cm">
            <text:p text:style-name="P7">...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253cm" svg:height="1.27cm" svg:x="7.604cm" svg:y="6.08cm">
            <text:p text:style-name="P7">n+1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253cm" svg:height="1.27cm" svg:x="7.859cm" svg:y="6.08cm">
            <text:p text:style-name="P7">n+2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3cm" svg:height="1.27cm" svg:x="9.891cm" svg:y="6.08cm">
            <text:p text:style-name="P3"><text:span text:style-name="T6">B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253cm" svg:height="1.27cm" svg:x="10.144cm" svg:y="6.08cm">
            <text:p text:style-name="P7">.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253cm" svg:height="1.27cm" svg:x="10.399cm" svg:y="6.08cm">
            <text:p text:style-name="P7">.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253cm" svg:height="1.27cm" svg:x="12.43cm" svg:y="6.08cm">
            <text:p text:style-name="P3"><text:span text:style-name="T6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1.778cm" svg:height="1.27cm" svg:x="13.192cm" svg:y="6.08cm">
            <text:p text:style-name="P7">...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253cm" svg:height="1.27cm" svg:x="12.684cm" svg:y="6.08cm">
            <text:p text:style-name="P7">.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253cm" svg:height="1.27cm" svg:x="12.939cm" svg:y="6.08cm">
            <text:p text:style-name="P7">.</text:p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.778cm" svg:height="1.27cm" svg:x="10.652cm" svg:y="6.08cm">
            <draw:text-box>
              <text:p>. . .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11:56:47.632000000</meta:creation-date>
    <dc:date>2017-11-29T16:30:31.518000000</dc:date>
    <meta:editing-duration>PT2H52M21S</meta:editing-duration>
    <meta:editing-cycles>3</meta:editing-cycles>
    <meta:generator>LibreOffice/5.1.3.2$Windows_x86 LibreOffice_project/644e4637d1d8544fd9f56425bd6cec110e49301b</meta:generator>
    <meta:document-statistic meta:object-count="24"/>
  </office:meta>
</office:document-meta>
</file>